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officeooo:paragraph-rsid="001066ea" style:font-size-asian="12pt" style:font-size-complex="12pt"/>
    </style:style>
    <style:style style:name="P2" style:family="paragraph" style:parent-style-name="Text_20_body">
      <style:text-properties officeooo:rsid="001066ea" officeooo:paragraph-rsid="001066ea"/>
    </style:style>
    <style:style style:name="P3" style:family="paragraph" style:parent-style-name="Text_20_body">
      <style:text-properties officeooo:paragraph-rsid="001066ea"/>
    </style:style>
    <style:style style:name="P4" style:family="paragraph" style:parent-style-name="Text_20_body">
      <style:text-properties officeooo:rsid="001265c8" officeooo:paragraph-rsid="001265c8"/>
    </style:style>
    <style:style style:name="P5" style:family="paragraph" style:parent-style-name="Text_20_body">
      <style:text-properties fo:font-weight="bold" officeooo:rsid="001265c8" officeooo:paragraph-rsid="001265c8" style:font-weight-asian="bold" style:font-weight-complex="bold"/>
    </style:style>
    <style:style style:name="P6" style:family="paragraph" style:parent-style-name="Text_20_body">
      <style:text-properties officeooo:rsid="00131a72" officeooo:paragraph-rsid="00131a72"/>
    </style:style>
    <style:style style:name="P7" style:family="paragraph" style:parent-style-name="Title">
      <style:text-properties officeooo:rsid="001066ea" officeooo:paragraph-rsid="001066ea"/>
    </style:style>
    <style:style style:name="P8" style:family="paragraph" style:parent-style-name="Standard">
      <style:text-properties fo:font-size="12pt" officeooo:paragraph-rsid="001066ea" style:font-size-asian="12pt" style:font-size-complex="12pt"/>
    </style:style>
    <style:style style:name="P9" style:family="paragraph" style:parent-style-name="Heading_20_2">
      <style:text-properties officeooo:rsid="00138976" officeooo:paragraph-rsid="00138976" fo:background-color="#ffff00"/>
    </style:style>
    <style:style style:name="P10" style:family="paragraph" style:parent-style-name="Heading_20_2">
      <style:text-properties officeooo:rsid="001066ea" officeooo:paragraph-rsid="001066ea" fo:background-color="#ffff00"/>
    </style:style>
    <style:style style:name="P11" style:family="paragraph" style:parent-style-name="Heading_20_2">
      <style:text-properties officeooo:rsid="001066ea" officeooo:paragraph-rsid="001066ea"/>
    </style:style>
    <style:style style:name="P12" style:family="paragraph" style:parent-style-name="Heading_20_2">
      <style:text-properties officeooo:rsid="00138976" officeooo:paragraph-rsid="00138976"/>
    </style:style>
    <style:style style:name="P13" style:family="paragraph" style:parent-style-name="Heading_20_2">
      <style:text-properties officeooo:rsid="001557bd" officeooo:paragraph-rsid="001557bd"/>
    </style:style>
    <style:style style:name="P14" style:family="paragraph" style:parent-style-name="Heading_20_2">
      <style:text-properties officeooo:rsid="0017d2f5" officeooo:paragraph-rsid="0017d2f5"/>
    </style:style>
    <style:style style:name="P15" style:family="paragraph" style:parent-style-name="Text_20_body">
      <style:text-properties fo:font-weight="normal" officeooo:rsid="00131a72" officeooo:paragraph-rsid="00131a72" fo:background-color="#ffff00" style:font-weight-asian="normal" style:font-weight-complex="normal"/>
    </style:style>
    <style:style style:name="P16" style:family="paragraph" style:parent-style-name="Text_20_body">
      <style:text-properties officeooo:rsid="00138976" officeooo:paragraph-rsid="00138976"/>
    </style:style>
    <style:style style:name="P17" style:family="paragraph" style:parent-style-name="Text_20_body">
      <style:text-properties officeooo:rsid="00155eda" officeooo:paragraph-rsid="00155eda"/>
    </style:style>
    <style:style style:name="P18" style:family="paragraph" style:parent-style-name="Text_20_body">
      <style:text-properties officeooo:rsid="0016f5a8" officeooo:paragraph-rsid="0016f5a8"/>
    </style:style>
    <style:style style:name="P19" style:family="paragraph" style:parent-style-name="Text_20_body">
      <style:text-properties officeooo:rsid="0016f5a8" officeooo:paragraph-rsid="0016f5a8" fo:background-color="#ffff00"/>
    </style:style>
    <style:style style:name="P20" style:family="paragraph" style:parent-style-name="Text_20_body">
      <style:text-properties officeooo:paragraph-rsid="0017d2f5"/>
    </style:style>
    <style:style style:name="T1" style:family="text">
      <style:text-properties fo:font-weight="normal" style:font-weight-asian="normal" style:font-weight-complex="normal"/>
    </style:style>
    <style:style style:name="T2" style:family="text">
      <style:text-properties officeooo:rsid="00131a72"/>
    </style:style>
    <style:style style:name="T3" style:family="text">
      <style:text-properties fo:background-color="#ffff00" loext:char-shading-value="0"/>
    </style:style>
    <style:style style:name="T4" style:family="text">
      <style:text-properties officeooo:rsid="00138976"/>
    </style:style>
    <style:style style:name="T5" style:family="text">
      <style:text-properties style:font-name="Times-Roman"/>
    </style:style>
    <style:style style:name="T6" style:family="text">
      <style:text-properties style:font-name="Times-Roman" officeooo:rsid="00138976"/>
    </style:style>
    <style:style style:name="T7" style:family="text">
      <style:text-properties style:font-name="Times-Roman" officeooo:rsid="0016f5a8"/>
    </style:style>
    <style:style style:name="T8" style:family="text">
      <style:text-properties style:font-name="Times-Roman" officeooo:rsid="0017d2f5"/>
    </style:style>
    <style:style style:name="T9" style:family="text">
      <style:text-properties style:font-name="Times-Roman" officeooo:rsid="001994ad"/>
    </style:style>
    <style:style style:name="T10" style:family="text">
      <style:text-properties officeooo:rsid="001557bd"/>
    </style:style>
    <style:style style:name="T11" style:family="text">
      <style:text-properties officeooo:rsid="00155eda"/>
    </style:style>
    <style:style style:name="T12" style:family="text">
      <style:text-properties officeooo:rsid="0016f5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inarización de imágenes médicas mediante el método de Otsu en Slicer 3D</text:p>
      <text:h text:style-name="P9" text:outline-level="2">Añadir índice</text:h>
      <text:h text:style-name="P11" text:outline-level="2">Resumen</text:h>
      <text:p text:style-name="P2">Este trabajo se centra en dos objetivos específicos. Por un lado pretendemos abrir una primera puerta hacia la programación mediante el software de procesamiento de imágenes Slicer 3D, el cual nos permite implementar nuestros propios módulos en lenguaje Python (entre otros lenguajes de programación). Por otro lado se quiere profundizar sobre el método de binarización de Otsu y su aplicación sobre imágenes médicas. El documento además se ha desarrollado con un matiz didáctico con el fin de que pueda ser utilizado en el proceso de aprendizaje sobre los temas tratados.</text:p>
      <text:p text:style-name="P5">Palabras claves: <text:span text:style-name="T1">binarización, slicer, Otsu, segmentación. </text:span></text:p>
      <text:p text:style-name="P15">AMPLIAR</text:p>
      <text:h text:style-name="P11" text:outline-level="2">Abstract</text:h>
      <text:h text:style-name="P11" text:outline-level="2">Introducción</text:h>
      <text:p text:style-name="P4">Slicer 3D es un software libre destinado a la visualización y al análisis de imagen digital. Aunque Slicer 3D es una potente herramienta para tratamiento de imágenes en general, se le da un uso mayoritario en el ámbito de la medicina y la investigación clínica debido a <text:span text:style-name="T2">que ofrece </text:span>funcionalidades como la segmentación de imágenes o generación de modelos 3D.</text:p>
      <text:p text:style-name="P6">Es por ello que nos parece un software ideal para desarrollar aplicaciones como las que queremos implementar, aunque bien es cierto que el programa desarrollado en este caso no requiere de un software tan elaborado como Slicer.</text:p>
      <text:p text:style-name="P6">En la actualidad existe una gran cantidad de métodos de binarización de imágenes pero en nuestro caso vamos a trabajar con el método Otsu, <text:span text:style-name="T3">el cual es uno de los más antiguos</text:span> y el cual es base de otros métodos que se desarrollaron a partir de este. </text:p>
      <text:p text:style-name="P6">Como resultado de la investigación hemos obtenido un software muy intuitivo que ilustra el procedimiento del método Otsu y que permite compararlo con los resultados obtenidos si en vez de utilizar el humbral determinado por Otsu elegimos otro. </text:p>
      <text:p text:style-name="P6">A lo largo de este documento hablaremos sobre la binarización de imágenes, explicaremos el método Otsu de binarización, comentaremos detalles de la implementación realizada y expondremos los resultados obtenidos del programa desarrollado.</text:p>
      <text:p text:style-name="P6"/>
      <text:p text:style-name="P4"/>
      <text:h text:style-name="P12" text:outline-level="2"><text:soft-page-break/>Segmentación </text:h>
      <text:p text:style-name="P16">La segmentación de las imágenes es uno de los temas más estudiados en el ámbito de la investigación de imágenes digitales, lo que ha dado lugar a la invención de numerosos métodos. <text:span text:style-name="T11">La segmentación es el proceso de dividir una imagen digital en varias partes.</text:span> Cada método define una o varías características que determinan como de buena es una segmentación. <text:span text:style-name="T10">Podemos estructurar estos métodos, entre otras clasificaciones, en aquellos métodos sin supervisión y con supervisión. El primer grupo engloba aquellos algoritmos que clasifican de forma automática los píxeles en base a algún criterio. El segundo grupo consta de los métodos en los cuales el usuario influye en la clasificación de los píxeles. Algunos ejemplos de estos métodos son:</text:span></text:p>
      <text:p text:style-name="P16">- <text:span text:style-name="T11">Método de crecimiento de regiones</text:span></text:p>
      <text:p text:style-name="P16">- <text:span text:style-name="T11">Método de agrupamientos (Clustering)</text:span></text:p>
      <text:p text:style-name="P16">- <text:span text:style-name="T11">Método de redes neuronales</text:span></text:p>
      <text:p text:style-name="P16">- <text:span text:style-name="T11">Detección de bordes</text:span></text:p>
      <text:p text:style-name="P16">- <text:span text:style-name="T12">Umbralización</text:span></text:p>
      <text:p text:style-name="P17">Aunque la lista es mucho más larga nosotros nos centraremos en la binarización, <text:span text:style-name="T12">que no es más que una umbralización de dos niveles en la que los píxeles de una imagen en escala de grises serán divididos en dos grupos, los píxeles que se considerarán como negros y los que se considerarán blancos</text:span>.</text:p>
      <text:h text:style-name="P13" text:outline-level="2">Binarización</text:h>
      <text:p text:style-name="P18">La binarización es una forma de segmentación que consiste en agrupar los píxeles de una imagen en <text:s/>píxeles negros y píxeles blanco. Esto se consigue estableciendo un umbral en la escala de grises dividiendo así los posibles grises en dos grupos.</text:p>
      <text:p text:style-name="P19">HISTOGRAMA </text:p>
      <text:p text:style-name="P18">Aunque este método se usa como primer paso en muchas de las secuencias de tratamiento y procesamiento de imágenes, es sensible a la generación de ruido, lo que hace que la división del histograma pueda ser más complicada. Es por ello que se han propuesto algunas variantes para el ámbito de la segmentación en imagen médica.</text:p>
      <text:h text:style-name="P14" text:outline-level="2">Método Otsu</text:h>
      <text:p text:style-name="P20"><text:s/></text:p>
      <text:h text:style-name="P14" text:outline-level="2">Detalles de implementación</text:h>
      <text:h text:style-name="P11" text:outline-level="2">Experimentación</text:h>
      <text:h text:style-name="P11" text:outline-level="2">Conclusiones</text:h>
      <text:h text:style-name="P10" text:outline-level="2">Referencias <text:span text:style-name="T4">(Poner bien las referencias)</text:span></text:h>
      <text:p text:style-name="P1"><text:span text:style-name="T5">- Two </text:span><text:span text:style-name="T6">m</text:span><text:span text:style-name="T5">odied </text:span><text:span text:style-name="T6">O</text:span><text:span text:style-name="T5">tsu </text:span><text:span text:style-name="T6">i</text:span><text:span text:style-name="T5">mage </text:span><text:span text:style-name="T6">s</text:span><text:span text:style-name="T5">egmentation </text:span><text:span text:style-name="T6">m</text:span><text:span text:style-name="T5">ethods </text:span><text:span text:style-name="T6">b</text:span><text:span text:style-name="T5">ased </text:span><text:span text:style-name="T6">o</text:span><text:span text:style-name="T5">n </text:span><text:span text:style-name="T6">l</text:span><text:span text:style-name="T5">ognormal </text:span><text:span text:style-name="T6">a</text:span><text:span text:style-name="T5">nd </text:span><text:span text:style-name="T6">g</text:span><text:span text:style-name="T5">amma </text:span><text:span text:style-name="T6">d</text:span><text:span text:style-name="T5">istribution </text:span><text:span text:style-name="T6">m</text:span><text:span text:style-name="T5">odels</text:span></text:p>
      <text:p text:style-name="P1"><text:soft-page-break/><text:span text:style-name="T5">-</text:span><text:span text:style-name="T7">A survey of current methods in medical image segmentation</text:span></text:p>
      <text:p text:style-name="P1"><text:span text:style-name="T7">-</text:span><text:span text:style-name="T8">A survey of thresholding Techniques P.K.Sahoo, S.Soltani, And A.K.C. Wong</text:span></text:p>
      <text:p text:style-name="P1"><text:span text:style-name="T8">- </text:span><text:span text:style-name="T9">A threshold selection method grom gray-level histograms. N. Otsu</text:span></text:p>
      <text:p text:style-name="P3"/>
      <text:h text:style-name="P11" text:outline-level="2">Apéndi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16:36:46.583000000</meta:creation-date>
    <meta:generator>LibreOffice/4.4.2.2$Windows_x86 LibreOffice_project/c4c7d32d0d49397cad38d62472b0bc8acff48dd6</meta:generator>
    <dc:date>2015-04-03T11:04:34.671000000</dc:date>
    <meta:editing-duration>PT58M22S</meta:editing-duration>
    <meta:editing-cycles>5</meta:editing-cycles>
    <meta:document-statistic meta:table-count="0" meta:image-count="0" meta:object-count="0" meta:page-count="3" meta:paragraph-count="36" meta:word-count="677" meta:character-count="4246" meta:non-whitespace-character-count="3597"/>
  </office:meta>
</office:document-meta>
</file>